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onaco" svg:font-family="Monaco, Menlo, Consolas, 'Courier New', monospace"/>
    <style:font-face style:name="Roboto" svg:font-family="Roboto, sans-serif"/>
    <style:font-face style:name="Source Code Pro" svg:font-family="'Source Code Pro', Consolas, Monaco, 'Andale Mono', 'Ubuntu Mon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Preformatted_20_Text">
      <style:paragraph-properties fo:margin-left="0cm" fo:margin-right="0cm" fo:line-height="150%" fo:text-align="start" style:justify-single-word="false" fo:orphans="2" fo:widows="2" fo:text-indent="0cm" style:auto-text-indent="false" fo:background-color="#f5f2f0" fo:padding="0cm" fo:border="none">
        <style:background-image/>
      </style:paragraph-properties>
    </style:style>
    <style:style style:name="P7" style:family="paragraph" style:parent-style-name="Preformatted_20_Text">
      <style:paragraph-properties fo:margin-top="0cm" fo:margin-bottom="0.499cm" fo:line-height="150%" fo:text-align="start" style:justify-single-word="false" fo:orphans="2" fo:widows="2" fo:background-color="#f5f2f0" fo:padding="0cm" fo:border="none">
        <style:background-image/>
      </style:paragraph-properties>
    </style:style>
    <style:style style:name="P8" style:family="paragraph" style:parent-style-name="Preformatted_20_Text">
      <style:paragraph-properties fo:line-height="150%" fo:text-align="start" style:justify-single-word="false" fo:orphans="2" fo:widows="2" fo:background-color="#f5f2f0" fo:padding="0cm" fo:border="none">
        <style:background-image/>
      </style:paragraph-properties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708090" style:font-name="Source Code Pro" fo:font-size="9.75pt" fo:letter-spacing="normal" fo:font-style="normal" fo:font-weight="normal"/>
    </style:style>
    <style:style style:name="T4" style:family="text">
      <style:text-properties fo:font-variant="normal" fo:text-transform="none" fo:color="#dd4a68" style:font-name="Source Code Pro" fo:font-size="9.75pt" fo:letter-spacing="normal" fo:font-style="normal" fo:font-weight="normal"/>
    </style:style>
    <style:style style:name="T5" style:family="text">
      <style:text-properties fo:font-variant="normal" fo:text-transform="none" fo:color="#999999" style:font-name="Source Code Pro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Source Code Pro" fo:font-size="9.75pt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77aa" style:font-name="Source Code Pro" fo:font-size="9.75pt" fo:letter-spacing="normal" fo:font-style="normal" fo:font-weight="normal"/>
    </style:style>
    <style:style style:name="T9" style:family="text">
      <style:text-properties fo:font-variant="normal" fo:text-transform="none" fo:color="#a67f59" style:font-name="Source Code Pro" fo:font-size="9.75pt" fo:letter-spacing="normal" fo:font-style="normal" fo:font-weight="normal"/>
    </style:style>
    <style:style style:name="T10" style:family="text">
      <style:text-properties fo:font-variant="normal" fo:text-transform="none" fo:color="#669900" style:font-name="Source Code Pro" fo:font-size="9.75pt" fo:letter-spacing="normal" fo:font-style="normal" fo:font-weight="normal"/>
    </style:style>
    <style:style style:name="T11" style:family="text">
      <style:text-properties fo:font-variant="normal" fo:text-transform="none" fo:color="#111111" style:font-name="Roboto" fo:font-size="11.25pt" fo:letter-spacing="normal" fo:font-style="normal" fo:font-weight="normal"/>
    </style:style>
    <style:style style:name="T12" style:family="text">
      <style:text-properties fo:font-variant="normal" fo:text-transform="none" fo:color="#444444" style:font-name="Monaco" fo:font-size="9.75pt" fo:letter-spacing="normal" fo:font-style="normal" fo:font-weight="normal" fo:background-color="#f0f0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45742232763471687" text:style-name="Outline">
        <text:list-item>
          <text:h text:style-name="P4" text:outline-level="1">Asincronico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22-01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Obtiene ip</text:p>
      <text:p text:style-name="P6"><text:span text:style-name="Source_20_Text"><text:span text:style-name="T3">// Dart</text:span></text:span></text:p>
      <text:p text:style-name="P8"><text:span text:style-name="Source_20_Text"><text:span text:style-name="T4">_getIPAddress</text:span></text:span><text:span text:style-name="Source_20_Text"><text:span text:style-name="T5">()</text:span></text:span><text:span text:style-name="Source_20_Text"><text:span text:style-name="T6"> </text:span></text:span><text:span text:style-name="Source_20_Text"><text:span text:style-name="T5">{</text:span></text:span></text:p>
      <text:p text:style-name="P8"><text:span text:style-name="Source_20_Text"><text:span text:style-name="T7"><text:s text:c="2"/></text:span></text:span><text:span text:style-name="Source_20_Text"><text:span text:style-name="T8">final</text:span></text:span><text:span text:style-name="Source_20_Text"><text:span text:style-name="T6"> url </text:span></text:span><text:span text:style-name="Source_20_Text"><text:span text:style-name="T9">=</text:span></text:span><text:span text:style-name="Source_20_Text"><text:span text:style-name="T6"> </text:span></text:span><text:span text:style-name="Source_20_Text"><text:span text:style-name="T10">'https://httpbin.org/ip'</text:span></text:span><text:span text:style-name="Source_20_Text"><text:span text:style-name="T5">;</text:span></text:span></text:p>
      <text:p text:style-name="P8"><text:span text:style-name="Source_20_Text"><text:span text:style-name="T7"><text:s text:c="2"/></text:span></text:span><text:span text:style-name="Source_20_Text"><text:span text:style-name="T6">HttpRequest</text:span></text:span><text:span text:style-name="Source_20_Text"><text:span text:style-name="T5">.</text:span></text:span><text:span text:style-name="Source_20_Text"><text:span text:style-name="T4">request</text:span></text:span><text:span text:style-name="Source_20_Text"><text:span text:style-name="T5">(</text:span></text:span><text:span text:style-name="Source_20_Text"><text:span text:style-name="T6">url</text:span></text:span><text:span text:style-name="Source_20_Text"><text:span text:style-name="T5">).</text:span></text:span><text:span text:style-name="Source_20_Text"><text:span text:style-name="T4">then</text:span></text:span><text:span text:style-name="Source_20_Text"><text:span text:style-name="T5">((</text:span></text:span><text:span text:style-name="Source_20_Text"><text:span text:style-name="T6">value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5">{</text:span></text:span></text:p>
      <text:p text:style-name="P8"><text:span text:style-name="Source_20_Text"><text:span text:style-name="T7"><text:s text:c="6"/></text:span></text:span><text:span text:style-name="Source_20_Text"><text:span text:style-name="T4">print</text:span></text:span><text:span text:style-name="Source_20_Text"><text:span text:style-name="T5">(</text:span></text:span><text:span text:style-name="Source_20_Text"><text:span text:style-name="T6">json</text:span></text:span><text:span text:style-name="Source_20_Text"><text:span text:style-name="T5">.</text:span></text:span><text:span text:style-name="Source_20_Text"><text:span text:style-name="T4">decode</text:span></text:span><text:span text:style-name="Source_20_Text"><text:span text:style-name="T5">(</text:span></text:span><text:span text:style-name="Source_20_Text"><text:span text:style-name="T6">value</text:span></text:span><text:span text:style-name="Source_20_Text"><text:span text:style-name="T5">.</text:span></text:span><text:span text:style-name="Source_20_Text"><text:span text:style-name="T6">responseText</text:span></text:span><text:span text:style-name="Source_20_Text"><text:span text:style-name="T5">)[</text:span></text:span><text:span text:style-name="Source_20_Text"><text:span text:style-name="T10">'origin'</text:span></text:span><text:span text:style-name="Source_20_Text"><text:span text:style-name="T5">]);</text:span></text:span></text:p>
      <text:p text:style-name="P8"><text:span text:style-name="Source_20_Text"><text:span text:style-name="T7"><text:s text:c="2"/></text:span></text:span><text:span text:style-name="Source_20_Text"><text:span text:style-name="T5">}).</text:span></text:span><text:span text:style-name="Source_20_Text"><text:span text:style-name="T4">catchError</text:span></text:span><text:span text:style-name="Source_20_Text"><text:span text:style-name="T5">((</text:span></text:span><text:span text:style-name="Source_20_Text"><text:span text:style-name="T6">error</text:span></text:span><text:span text:style-name="Source_20_Text"><text:span text:style-name="T5">)</text:span></text:span><text:span text:style-name="Source_20_Text"><text:span text:style-name="T6"> </text:span></text:span><text:span text:style-name="Source_20_Text"><text:span text:style-name="T9">=&gt;</text:span></text:span><text:span text:style-name="Source_20_Text"><text:span text:style-name="T6"> </text:span></text:span><text:span text:style-name="Source_20_Text"><text:span text:style-name="T4">print</text:span></text:span><text:span text:style-name="Source_20_Text"><text:span text:style-name="T5">(</text:span></text:span><text:span text:style-name="Source_20_Text"><text:span text:style-name="T6">error</text:span></text:span><text:span text:style-name="Source_20_Text"><text:span text:style-name="T5">));</text:span></text:span></text:p>
      <text:p text:style-name="P7"><text:span text:style-name="Source_20_Text"><text:span text:style-name="T5">}</text:span></text:span></text:p>
      <text:p text:style-name="Standard"/>
      <text:p text:style-name="P5"><text:span text:style-name="T11">En Dart, una función </text:span><text:span text:style-name="Source_20_Text"><text:span text:style-name="T12">async </text:span></text:span><text:span text:style-name="T11">devuelve un </text:span><text:span text:style-name="Source_20_Text"><text:span text:style-name="T12">Future</text:span></text:span><text:span text:style-name="T11">, y el cuerpo de la función se programa para su ejecución posterior. El operador </text:span><text:span text:style-name="Source_20_Text"><text:span text:style-name="T12">await</text:span></text:span><text:span text:style-name="T11"> se utiliza para esperar por un </text:span><text:span text:style-name="Source_20_Text"><text:span text:style-name="T12">Future</text:span></text:span><text:span text:style-name="T11">.</text:span></text:p>
      <text:p text:style-name="P6"><text:span text:style-name="Source_20_Text"><text:span text:style-name="T3">// Dart</text:span></text:span></text:p>
      <text:p text:style-name="P8"><text:span text:style-name="Source_20_Text"><text:span text:style-name="T4">_getIPAddress</text:span></text:span><text:span text:style-name="Source_20_Text"><text:span text:style-name="T5">()</text:span></text:span><text:span text:style-name="Source_20_Text"><text:span text:style-name="T6"> </text:span></text:span><text:span text:style-name="Source_20_Text"><text:span text:style-name="T8">async</text:span></text:span><text:span text:style-name="Source_20_Text"><text:span text:style-name="T6"> </text:span></text:span><text:span text:style-name="Source_20_Text"><text:span text:style-name="T5">{</text:span></text:span></text:p>
      <text:p text:style-name="P8"><text:span text:style-name="Source_20_Text"><text:span text:style-name="T7"><text:s text:c="2"/></text:span></text:span><text:span text:style-name="Source_20_Text"><text:span text:style-name="T8">final</text:span></text:span><text:span text:style-name="Source_20_Text"><text:span text:style-name="T6"> url </text:span></text:span><text:span text:style-name="Source_20_Text"><text:span text:style-name="T9">=</text:span></text:span><text:span text:style-name="Source_20_Text"><text:span text:style-name="T6"> </text:span></text:span><text:span text:style-name="Source_20_Text"><text:span text:style-name="T10">'https://httpbin.org/ip'</text:span></text:span><text:span text:style-name="Source_20_Text"><text:span text:style-name="T5">;</text:span></text:span></text:p>
      <text:p text:style-name="P8"><text:span text:style-name="Source_20_Text"><text:span text:style-name="T7"><text:s text:c="2"/></text:span></text:span><text:span text:style-name="Source_20_Text"><text:span text:style-name="T8">var</text:span></text:span><text:span text:style-name="Source_20_Text"><text:span text:style-name="T6"> request </text:span></text:span><text:span text:style-name="Source_20_Text"><text:span text:style-name="T9">=</text:span></text:span><text:span text:style-name="Source_20_Text"><text:span text:style-name="T6"> </text:span></text:span><text:span text:style-name="Source_20_Text"><text:span text:style-name="T8">await</text:span></text:span><text:span text:style-name="Source_20_Text"><text:span text:style-name="T6"> HttpRequest</text:span></text:span><text:span text:style-name="Source_20_Text"><text:span text:style-name="T5">.</text:span></text:span><text:span text:style-name="Source_20_Text"><text:span text:style-name="T4">request</text:span></text:span><text:span text:style-name="Source_20_Text"><text:span text:style-name="T5">(</text:span></text:span><text:span text:style-name="Source_20_Text"><text:span text:style-name="T6">url</text:span></text:span><text:span text:style-name="Source_20_Text"><text:span text:style-name="T5">);</text:span></text:span></text:p>
      <text:p text:style-name="P8"><text:span text:style-name="Source_20_Text"><text:span text:style-name="T7"><text:s text:c="2"/></text:span></text:span><text:span text:style-name="Source_20_Text"><text:span text:style-name="T6">String ip </text:span></text:span><text:span text:style-name="Source_20_Text"><text:span text:style-name="T9">=</text:span></text:span><text:span text:style-name="Source_20_Text"><text:span text:style-name="T6"> json</text:span></text:span><text:span text:style-name="Source_20_Text"><text:span text:style-name="T5">.</text:span></text:span><text:span text:style-name="Source_20_Text"><text:span text:style-name="T4">decode</text:span></text:span><text:span text:style-name="Source_20_Text"><text:span text:style-name="T5">(</text:span></text:span><text:span text:style-name="Source_20_Text"><text:span text:style-name="T6">request</text:span></text:span><text:span text:style-name="Source_20_Text"><text:span text:style-name="T5">.</text:span></text:span><text:span text:style-name="Source_20_Text"><text:span text:style-name="T6">responseText</text:span></text:span><text:span text:style-name="Source_20_Text"><text:span text:style-name="T5">)[</text:span></text:span><text:span text:style-name="Source_20_Text"><text:span text:style-name="T10">'origin'</text:span></text:span><text:span text:style-name="Source_20_Text"><text:span text:style-name="T5">];</text:span></text:span></text:p>
      <text:p text:style-name="P8"><text:span text:style-name="Source_20_Text"><text:span text:style-name="T7"><text:s text:c="2"/></text:span></text:span><text:span text:style-name="Source_20_Text"><text:span text:style-name="T4">print</text:span></text:span><text:span text:style-name="Source_20_Text"><text:span text:style-name="T5">(</text:span></text:span><text:span text:style-name="Source_20_Text"><text:span text:style-name="T6">ip</text:span></text:span><text:span text:style-name="Source_20_Text"><text:span text:style-name="T5">);</text:span></text:span></text:p>
      <text:p text:style-name="P7"><text:span text:style-name="Source_20_Text"><text:span text:style-name="T5">}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onaco" svg:font-family="Monaco, Menlo, Consolas, 'Courier New', monospace"/>
    <style:font-face style:name="Roboto" svg:font-family="Roboto, sans-serif"/>
    <style:font-face style:name="Source Code Pro" svg:font-family="'Source Code Pro', Consolas, Monaco, 'Andale Mono', 'Ubuntu Mon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1-22T14:17:11.24</meta:creation-date>
    <meta:editing-duration>PT3H48M18S</meta:editing-duration>
    <meta:generator>OpenOffice/4.1.6$Win32 OpenOffice.org_project/416m1$Build-9790</meta:generator>
    <meta:initial-creator>Máximo Meza</meta:initial-creator>
    <dc:date>2019-01-22T18:19:47.76</dc:date>
    <dc:creator>Máximo Meza</dc:creator>
    <meta:document-statistic meta:table-count="0" meta:image-count="0" meta:object-count="0" meta:page-count="2" meta:paragraph-count="25" meta:word-count="82" meta:character-count="6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